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style:text-position="0% 100%" fo:font-size="11pt" style:text-underline-style="none" fo:font-weight="normal" officeooo:rsid="0012432c" officeooo:paragraph-rsid="000d1ed4" style:font-size-asian="9.60000038146973pt" style:font-weight-asian="normal" style:font-size-complex="11pt" style:font-weight-complex="normal"/>
    </style:style>
    <style:style style:name="P12" style:family="paragraph" style:parent-style-name="List_20_Paragraph" style:list-style-name="WWNum6"/>
    <style:style style:name="P13" style:family="paragraph" style:parent-style-name="List_20_Paragraph" style:list-style-name="WWNum4">
      <style:text-properties officeooo:paragraph-rsid="000a67fc"/>
    </style:style>
    <style:style style:name="P14" style:family="paragraph" style:parent-style-name="List_20_Paragraph" style:list-style-name="WWNum4">
      <style:text-properties fo:font-style="italic" officeooo:paragraph-rsid="000a67fc" style:font-style-asian="italic" style:font-style-complex="italic"/>
    </style:style>
    <style:style style:name="P15" style:family="paragraph" style:parent-style-name="List_20_Paragraph" style:list-style-name="WWNum4">
      <style:text-properties fo:font-style="italic" officeooo:rsid="000a67fc" officeooo:paragraph-rsid="000a67fc" style:font-style-asian="italic" style:font-style-complex="italic"/>
    </style:style>
    <style:style style:name="P16" style:family="paragraph" style:parent-style-name="List_20_Paragraph" style:list-style-name="WWNum4">
      <style:text-properties fo:font-style="italic" officeooo:rsid="00325a65" officeooo:paragraph-rsid="00325a65" style:font-style-asian="italic" style:font-style-complex="italic"/>
    </style:style>
    <style:style style:name="P17" style:family="paragraph" style:parent-style-name="Standard">
      <style:text-properties officeooo:paragraph-rsid="000be874"/>
    </style:style>
    <style:style style:name="P18" style:family="paragraph" style:parent-style-name="Standard">
      <style:text-properties officeooo:rsid="000be874" officeooo:paragraph-rsid="000be874"/>
    </style:style>
    <style:style style:name="P19" style:family="paragraph" style:parent-style-name="Standard">
      <style:text-properties officeooo:paragraph-rsid="000a67fc"/>
    </style:style>
    <style:style style:name="P20" style:family="paragraph" style:parent-style-name="Standard">
      <style:text-properties officeooo:rsid="000a67fc" officeooo:paragraph-rsid="000a67fc"/>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officeooo:rsid="000a67fc"/>
    </style:style>
    <style:style style:name="T9" style:family="text">
      <style:text-properties fo:language="en" fo:country="US" fo:font-weight="normal" style:font-weight-asian="normal" style:font-weight-complex="normal"/>
    </style:style>
    <style:style style:name="T10" style:family="text">
      <style:text-properties fo:language="en" fo:country="US" fo:font-weight="normal" officeooo:rsid="000be874" style:font-weight-asian="normal" style:font-weight-complex="normal"/>
    </style:style>
    <style:style style:name="T11" style:family="text">
      <style:text-properties fo:language="en" fo:country="US" officeooo:rsid="000be874"/>
    </style:style>
    <style:style style:name="T12" style:family="text">
      <style:text-properties fo:font-style="italic" style:font-style-asian="italic" style:font-style-complex="italic"/>
    </style:style>
    <style:style style:name="T13" style:family="text">
      <style:text-properties fo:font-style="italic" officeooo:rsid="000a9bc1"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fo:color="#0070c0" loext:opacity="100%" fo:language="en" fo:country="US"/>
    </style:style>
    <style:style style:name="T16" style:family="text">
      <style:text-properties fo:color="#0070c0" loext:opacity="100%" fo:language="en" fo:country="US" fo:font-style="italic" style:font-style-asian="italic" style:font-style-complex="italic"/>
    </style:style>
    <style:style style:name="T17" style:family="text">
      <style:text-properties officeooo:rsid="0009a8cc"/>
    </style:style>
    <style:style style:name="T18" style:family="text">
      <style:text-properties officeooo:rsid="000a67fc"/>
    </style:style>
    <style:style style:name="T19" style:family="text">
      <style:text-properties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officeooo:rsid="000be874"/>
    </style:style>
    <style:style style:name="T22" style:family="text">
      <style:text-properties style:text-underline-styl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18">M</text:span>emory <text:span text:style-name="T18">M</text:span>apped (sistema hosts-agents) mentre l'interfaccia IP-RAM <text:span text:style-name="T17">è di tipo Conduit (</text:span><text:span text:style-name="T21">ovvero una interfaccia non-standard personalizzabile, </text:span><text:span text:style-name="T17">in quanto </text:span><text:span text:style-name="T18">essa </text:span>dipende dalla memoria<text:span text:style-name="T17">)</text:span>. </text:p>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17"><text:span text:style-name="T3">Platform Designer is most effective when you use </text:span><text:span text:style-name="T4">standard interfaces</text:span><text:span text:style-name="T9">. </text:span><text:span text:style-name="T10">It</text:span><text:span text:style-name="T3"> supports several standard interfaces, we are going to use the</text:span><text:span text:style-name="T5"> Avalon Memory-Mapped</text:span><text:span text:style-name="T3"> </text:span><text:span text:style-name="T11">interface and the</text:span><text:span text:style-name="T6"> Conduit </text:span><text:span text:style-name="T11">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4">sistema formato da molteplici IP components interconnessi tra loro</text:span><text:span text:style-name="T22">, </text:span>ognuno dei quali è caratterizzato da una o più interfacce standard. Un esempio di Platform Designer system è <text:span text:style-name="T18">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6">componentName_hw.tcl</text:span><text:span text:style-name="T15">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12"><text:span text:style-name="T7">Information</text:span><text:span text:style-name="T3"> about the component, such as author and version</text:span><text:span text:style-name="T3"/></text:p>
        </text:list-item>
        <text:list-item>
          <text:p text:style-name="P12"><text:span text:style-name="T7">HDL description</text:span><text:span text:style-name="T3"> of the component's hardware</text:span><text:span text:style-name="T3"/></text:p>
        </text:list-item>
        <text:list-item>
          <text:p text:style-name="P12"><text:span text:style-name="T3">Constraint files that define the component for </text:span><text:span text:style-name="T7">synthesis and simulation</text:span><text:span text:style-name="T3"/></text:p>
        </text:list-item>
        <text:list-item>
          <text:p text:style-name="P12"><text:span text:style-name="T3">An HDL template that defines the component's </text:span><text:span text:style-name="T7">interfaces</text:span><text:span text:style-name="T3"/></text:p>
        </text:list-item>
        <text:list-item>
          <text:p text:style-name="P12"><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8">Useful</text:span><text:span text:style-name="T3"> signal roles:</text:span><text:span text:style-name="T3"/></text:p>
      <text:p text:style-name="P2"/>
      <text:list xml:id="list2510907803" text:style-name="WWNum4">
        <text:list-item>
          <text:p text:style-name="P13"><text:span text:style-name="T5">address</text:span><text:span text:style-name="T3"/></text:p>
        </text:list-item>
        <text:list-item>
          <text:p text:style-name="P13"><text:span text:style-name="T5">read</text:span><text:span text:style-name="T3"/></text:p>
        </text:list-item>
        <text:list-item>
          <text:p text:style-name="P14">readdata</text:p>
        </text:list-item>
        <text:list-item>
          <text:p text:style-name="P14">write</text:p>
        </text:list-item>
        <text:list-item>
          <text:p text:style-name="P14">writedata</text:p>
        </text:list-item>
        <text:list-item>
          <text:p text:style-name="P15">readdatavalid</text:p>
        </text:list-item>
        <text:list-item>
          <text:p text:style-name="P14">waitrequest</text:p>
        </text:list-item>
        <text:list-item>
          <text:p text:style-name="P16">response</text:p>
        </text:list-item>
        <text:list-item>
          <text:p text:style-name="P16">burstcount</text:p>
        </text:list-item>
        <text:list-item>
          <text:p text:style-name="P16">...</text:p>
        </text:list-item>
      </text:list>
      <text:p text:style-name="P5"/>
      <text:p text:style-name="P5">Il parallelismo di <text:span text:style-name="T12">address</text:span>, <text:span text:style-name="T12">readdata</text:span> e <text:span text:style-name="T12">writedata</text:span> è determinato dal parallelismo della hyperRAM.<text:span text:style-name="T3"/></text:p>
      <text:p text:style-name="P5"/>
      <text:p text:style-name="P6">I signal roles elencati sono quelli necessari a creare una interfaccia Avalon-MM di tipo <text:span text:style-name="T19">pipelined read transfer with variable latency</text:span>. Da quando la lettura è comandata a quando il risultato è fornito in uscita passano un certo numero di cicli di clock (<text:span text:style-name="T19">read latency</text:span>), che in generale è variabile (a seconda dei casi agent può impiegare più o meno cicli di clock a rispondere). Il segnale <text:span text:style-name="T12">readdatavalid </text:span><text:span text:style-name="T20">si attiva quando </text:span><text:span text:style-name="T12">readdata </text:span><text:span text:style-name="T20">è disponibile in uscita (ovvero alla fine della read latency) ed è quindi utilizzato per campionare il dato corretto in uscita.</text:span><text:span text:style-name="T3"/></text:p>
      <text:p text:style-name="P6"/>
      <text:p text:style-name="P6"><text:span text:style-name="T20">Se la read latency fosse fissata potremmo mandare richieste di lettura una dietro l’altra (senza aspettare il completamento dell’operazione). Con una read latency variabile potrebbero però accumularsi troppe richieste di lettura in pending. Il segnale </text:span><text:span text:style-name="T12">waitrequest </text:span><text:span text:style-name="T20">viene asserito da agent per stallare host, avvisandolo di non proseguire con le richieste (fino a quando </text:span><text:span text:style-name="T12">waitrequest</text:span><text:span text:style-name="T20"> è attivo gli ingressi di agent devono rimanere costanti), per cui può essere utilizzato per limitare il numero di richieste messe in pending. Agent può comunque utilizzare </text:span><text:span text:style-name="T12">waitrequest</text:span><text:span text:style-name="T20">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2">waitrequest</text:span>.</text:p>
      <text:p text:style-name="P7"/>
      <text:p text:style-name="P8">Il fatto che <text:span text:style-name="T13">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1" draw:name="Image1" text:anchor-type="char" svg:width="7.0862in" svg:height="2.1783in" draw:z-index="0"><draw:image xlink:href="Pictures/100000000000032D000000FA7213EE5E64540F26.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47</meta:editing-cycles>
    <meta:creation-date>2023-04-02T09:58:00</meta:creation-date>
    <dc:date>2023-06-14T17:05:08.234329244</dc:date>
    <meta:editing-duration>P3DT4H31M31S</meta:editing-duration>
    <meta:generator>LibreOffice/7.5.2.2$Linux_X86_64 LibreOffice_project/50$Build-2</meta:generator>
    <meta:document-statistic meta:table-count="0" meta:image-count="1" meta:object-count="0" meta:page-count="2" meta:paragraph-count="34" meta:word-count="827" meta:character-count="5388" meta:non-whitespace-character-count="4608"/>
    <meta:user-defined meta:name="AppVersion">16.0000</meta:user-defined>
    <meta:template xlink:type="simple" xlink:actuate="onRequest" xlink:title="Normal" xlink:href=""/>
  </office:meta>
</office:document-meta>
</file>